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ChainExample.SpringChainExample( 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SpringChainExampl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ChainExample.onTouch( View v , Mo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ChainExample.onSpringUpdat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ChainExample.onGlobalLay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ringChainExample.handleRowTouch( View view , MotionEvent ev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